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3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ENTH SERMON (23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ENTH SERMON (23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Judah's politicians (23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Judah's politicians (23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uthless (23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sponsible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eous (23:5-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The righteous (23:5-8):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What he is called (23:5a, 6a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What he is called (23:5a, 6a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King David's righteous branch (23:5a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"The LORD Is Our Righteousness" (23:6a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righteous (23:5-8):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What he is called (23:5a, 6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What he does (23:5b, 6b-8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he does (23:5b, 6b-8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Rules over the world (23:5b, 6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Regathers Israel (23:7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eous (23:5-8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is called (23:5a, 6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does (23:5b, 6b-8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Regarding Judah's politicians (23:1-8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ruthless (23:1-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esponsible (23:3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righteous (23:5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ENTH SERMON (23:1-4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Regarding Judah's politicians (23:1-8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Regarding Judah's prophets and priests (23:9-40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-title-Title-Slide" presentation:presentation-page-layout-name="Master1-PPL1" draw:id="Slide-266">
        <draw:frame draw:id="id103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Regarding Judah's prophets and priests (23:9-40)<text:s text:c="1"/></text:span><text:span text:style-name="a573" text:class-names=""/></text:p>
          </draw:text-box>
          <svg:title/>
          <svg:desc/>
        </draw:frame>
        <draw:frame draw:id="id104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ir perversions (23:9-11, 13-14, 16-38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ir perversions (23:9-11, 13-14, 16-38)<text:s text:c="1"/></text:span><text:span text:style-name="a583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dultery (23:9-10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Blasphemy (23: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Idolatry (23:13-1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Falsely representing God (23:16-3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Falsely representing God (23:16-32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uring the day (23:16-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During the night (23:25-3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ir perversions (23:9-11, 13-14, 16-38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Adultery (23:9-1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Blasphemy (23:1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Idolatry (23:13-14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Falsely representing God (23:16-3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idiculing Jeremiah, making light of God's warnings about judgment (23:33-3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Regarding Judah's prophets and priests (23:9-40)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ir perversions (23:9-11, 13-14, 16-3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ir punishment (23:12, 15, 39-4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2-tx-Title-and-Text" presentation:presentation-page-layout-name="Master1-PPL12" draw:id="Slide-271">
        <draw:frame draw:id="id113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ir punishment (23:12, 15, 39-40)<text:s text:c="1"/></text:span><text:span text:style-name="a658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paths are made dark and slippery (23:1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y are fed with bitterness and are given poison to drink (23:15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y are forever cast out of God's sight (23:39-4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Regarding Judah's prophets and priests (23:9-40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ir perversions (23:9-11, 13-14, 16-38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ir punishment (23:12, 15, 39-4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ENTH SERMON (23:1-40)<text:s text:c="1"/></text:span><text:span text:style-name="a691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Regarding Judah's politicians (23:1-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Regarding Judah's prophets and priests (23:9-40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JEREMIAH 23-25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ENTH SERMON (23:1-4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ELEVENTH SERMON (24:1-1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ELEVENTH SERMON (24:1-10):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en (24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(24:2-10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What (24:2-10)<text:s text:c="1"/></text:span><text:span text:style-name="a736" text:class-names=""/></text:p>
          </draw:text-box>
          <svg:title/>
          <svg:desc/>
        </draw:frame>
        <draw:frame draw:id="id124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information (24:2-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explanation (24:4-10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2" draw:style-name="a749" draw:master-page-name="Master1-Layout1-title-Title-Slide" presentation:presentation-page-layout-name="Master1-PPL1" draw:id="Slide-277">
        <draw:frame draw:id="id125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explanation (24:4-10)<text:s text:c="1"/></text:span><text:span text:style-name="a751" text:class-names=""/></text:p>
          </draw:text-box>
          <svg:title/>
          <svg:desc/>
        </draw:frame>
        <draw:frame draw:id="id126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The good figs-the Jewish exiles already in Babylon (24:4-7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good figs-the Jewish exiles already in Babylon (24:4-7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God will bless them while they are in captivity (24:4-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 later restores them to Jerusalem as his people (24:6-7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The explanation (24:4-10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good figs-the Jewish exiles already in Babylon (24:4-7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bad figs-King Zedekiah and his corrupt leaders, who are destroyed by war, famine, and disease (24:8-10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What (24:2-10)<text:s text:c="1"/></text:span><text:span text:style-name="a791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information (24:2-3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explanation (24:4-10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2-tx-Title-and-Text" presentation:presentation-page-layout-name="Master1-PPL12" draw:id="Slide-281">
        <draw:frame draw:id="id133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LEVENTH SERMON (24:1-10):<text:s text:c="1"/></text:span><text:span text:style-name="a806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When (24: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What (24:2-1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7" draw:style-name="a819" draw:master-page-name="Master1-Layout12-tx-Title-and-Text" presentation:presentation-page-layout-name="Master1-PPL12" draw:id="Slide-282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JEREMIAH 23-25<text:s text:c="1"/></text:span><text:span text:style-name="a821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ENTH SERMON (23:1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LEVENTH SERMON (24:1-10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WELFTH SERMON (25:1-38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-title-Title-Slide" presentation:presentation-page-layout-name="Master1-PPL1" draw:id="Slide-283">
        <draw:frame draw:id="id137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TWELFTH SERMON (25:1-38)<text:s text:c="1"/></text:span><text:span text:style-name="a839" text:class-names=""/></text:p>
          </draw:text-box>
          <svg:title/>
          <svg:desc/>
        </draw:frame>
        <draw:frame draw:id="id138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chronology (25:1-3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hronology (25:1-3)<text:s text:c="1"/></text:span><text:span text:style-name="a849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During the fourth year of Jehoiakim's reign (25:1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During the 23rd year of Jeremiah's ministry (25:2-3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TWELFTH SERMON (25:1-38)<text:s text:c="1"/></text:span><text:span text:style-name="a864" text:class-names=""/></text:p>
          </draw:text-box>
          <svg:title/>
          <svg:desc/>
        </draw:frame>
        <draw:frame draw:id="id142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chronology (25:1-3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contents (25:4-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1" draw:style-name="a877" draw:master-page-name="Master1-Layout12-tx-Title-and-Text" presentation:presentation-page-layout-name="Master1-PPL12" draw:id="Slide-286">
        <draw:frame draw:id="id143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contents (25:4-7)<text:s text:c="1"/></text:span><text:span text:style-name="a879" text:class-names=""/></text:p>
          </draw:text-box>
          <svg:title/>
          <svg:desc/>
        </draw:frame>
        <draw:frame draw:id="id144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Jeremiah's declaration (25:4-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Judah's deafness (25: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32" draw:style-name="a892" draw:master-page-name="Master1-Layout12-tx-Title-and-Text" presentation:presentation-page-layout-name="Master1-PPL12" draw:id="Slide-287">
        <draw:frame draw:id="id145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TWELFTH SERMON (25:1-38)<text:s text:c="1"/></text:span><text:span text:style-name="a894" text:class-names=""/></text:p>
          </draw:text-box>
          <svg:title/>
          <svg:desc/>
        </draw:frame>
        <draw:frame draw:id="id146" presentation:style-name="a909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chronology (25:1-3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contents (25:4-7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cup (25:8-38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3" draw:style-name="a910" draw:master-page-name="Master1-Layout1-title-Title-Slide" presentation:presentation-page-layout-name="Master1-PPL1" draw:id="Slide-288">
        <draw:frame draw:id="id147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<text:s text:c="1"/>The cup (25:8-38):<text:s text:c="1"/></text:span><text:span text:style-name="a912" text:class-names=""/></text:p>
          </draw:text-box>
          <svg:title/>
          <svg:desc/>
        </draw:frame>
        <draw:frame draw:id="id148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historical cup (25:8-14):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34" draw:style-name="a920" draw:master-page-name="Master1-Layout12-tx-Title-and-Text" presentation:presentation-page-layout-name="Master1-PPL12" draw:id="Slide-289">
        <draw:frame draw:id="id149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historical cup (25:8-14):<text:s text:c="1"/></text:span><text:span text:style-name="a922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Judah (25:8-11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Babylon (25:12-14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up (25:8-38):<text:s text:c="1"/></text:span><text:span text:style-name="a937" text:class-names=""/></text:p>
          </draw:text-box>
          <svg:title/>
          <svg:desc/>
        </draw:frame>
        <draw:frame draw:id="id152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historical cup (25:8-14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phetic cup (25:15-38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6" draw:style-name="a950" draw:master-page-name="Master1-Layout12-tx-Title-and-Text" presentation:presentation-page-layout-name="Master1-PPL12" draw:id="Slide-291">
        <draw:frame draw:id="id153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prophetic cup (25:15-38):<text:s text:c="1"/></text:span><text:span text:style-name="a952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victims (25:15-2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victor (25:27-38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The cup (25:8-38):<text:s text:c="1"/>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historical cup (25:8-14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prophetic cup (25:15-38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8" draw:style-name="a980" draw:master-page-name="Master1-Layout12-tx-Title-and-Text" presentation:presentation-page-layout-name="Master1-PPL12" draw:id="Slide-293">
        <draw:frame draw:id="id157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TWELFTH SERMON (25:1-38)<text:s text:c="1"/></text:span><text:span text:style-name="a982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The chronology (25:1-3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The contents (25:4-7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cup (25:8-38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JEREMIAH 23-25<text:s text:c="1"/></text:span><text:span text:style-name="a1000" text:class-names=""/></text:p>
          </draw:text-box>
          <svg:title/>
          <svg:desc/>
        </draw:frame>
        <draw:frame draw:id="id160" presentation:style-name="a1015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ENTH SERMON (23:1-40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LEVENTH SERMON (24:1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WELFTH SERMON (25:1-38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3-25 </dc:title>
    <meta:initial-creator>David STRICKLAND</meta:initial-creator>
    <dc:creator>David STRICKLAND</dc:creator>
    <meta:creation-date>2020-02-22T19:28:25Z</meta:creation-date>
    <dc:date>2020-02-22T19:28:26Z</dc:date>
    <meta:template xlink:href="BibleStudy" xlink:type="simple"/>
    <meta:editing-cycles>1</meta:editing-cycles>
    <meta:editing-duration>PT0S</meta:editing-duration>
    <meta:document-statistic meta:paragraph-count="122" meta:word-count="871"/>
  </office:meta>
</office:document-meta>
</file>